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Slab" svg:font-family="'Roboto Slab', serif"/>
  </office:font-face-decls>
  <office:automatic-styles>
    <style:style style:name="P1" style:family="paragraph" style:parent-style-name="Heading_20_1">
      <style:paragraph-properties fo:margin-left="0in" fo:margin-right="0.3335in" fo:margin-top="0in" fo:margin-bottom="0in" style:contextual-spacing="false" fo:line-height="100%" fo:text-indent="0in" style:auto-text-indent="false" fo:padding="0in" fo:border="none"/>
      <style:text-properties style:font-name="DejaVu Sans" fo:font-size="16pt" style:font-size-asian="16pt" style:font-size-complex="16pt" loext:padding="0in" loext:border="none"/>
    </style:style>
    <style:style style:name="P2" style:family="paragraph" style:parent-style-name="Heading_20_3">
      <style:paragraph-properties fo:margin-left="0in" fo:margin-right="0in" fo:margin-top="0in" fo:margin-bottom="0.25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3" style:family="paragraph" style:parent-style-name="Heading_20_3">
      <style:paragraph-properties fo:line-height="100%"/>
      <style:text-properties fo:font-variant="normal" fo:text-transform="none" style:font-name="DejaVu Sans" fo:font-size="16pt" fo:font-style="normal" fo:font-weight="bold" style:font-size-asian="16pt" style:font-size-complex="16pt"/>
    </style:style>
    <style:style style:name="P4" style:family="paragraph" style:parent-style-name="Standard">
      <style:paragraph-properties fo:line-height="100%"/>
      <style:text-properties style:font-name="DejaVu Sans" fo:font-size="16pt" style:font-size-asian="16pt" style:font-size-complex="16pt"/>
    </style:style>
    <style:style style:name="P5" style:family="paragraph" style:parent-style-name="Text_20_body">
      <style:paragraph-properties fo:margin-left="0.3335in" fo:margin-right="0.3335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6" style:family="paragraph" style:parent-style-name="Text_20_body">
      <style:paragraph-properties fo:margin-left="0in" fo:margin-right="0.3335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7" style:family="paragraph" style:parent-style-name="Text_20_body">
      <style:paragraph-properties fo:margin-left="0in" fo:margin-right="0in" fo:margin-top="0.25in" fo:margin-bottom="0in" style:contextual-spacing="false" fo:line-height="100%" fo:text-indent="0in" style:auto-text-indent="false" fo:padding="0in" fo:border="none"/>
      <style:text-properties fo:font-variant="normal" fo:text-transform="none" style:font-name="DejaVu Sans" fo:font-size="16pt" fo:font-style="normal" fo:font-weight="normal" style:font-size-asian="16pt" style:font-size-complex="16pt" loext:padding="0in" loext:border="none"/>
    </style:style>
    <style:style style:name="P8"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fo:font-variant="normal" fo:text-transform="none" style:font-name="DejaVu Sans" fo:font-size="16pt" fo:font-style="normal" fo:font-weight="normal" style:font-size-asian="16pt" style:font-size-complex="16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lpline</text:h>
      <text:p text:style-name="P5"/>
      <text:p text:style-name="P6">Du bist mit Globetrotter auf Reisen und hast eine Panne? Der Camper steht nicht zur Verfügung, das Hotel weiss nichts von deiner Reservation, der Transfer klappt nicht und niemand vor Ort fühlt sich dafür verantwortlich? Greif zum Höhrer und kontaktiere die Globetrotter-Helpline. Wir bieten einen 24-Stunden-Service und suchen nach Lösungen, damit du rasch und unbeschwert weiterreisen kannst.</text:p>
      <text:p text:style-name="P4"/>
      <text:h text:style-name="P3" text:outline-level="3">Wo findest du die Helpline-Nummer?</text:h>
      <text:list xml:id="list2227973495" text:style-name="L1">
        <text:list-item>
          <text:p text:style-name="P8">Die Nummer ist in deinen Reisedokumenten ersichtlich (Bestätigung und Rechnung)</text:p>
        </text:list-item>
        <text:list-item>
          <text:p text:style-name="P8">Keine Reisedokumente ausgedruckt? Öffnen deine Mails und schaue online in deinen Reisedokumenten nach.</text:p>
        </text:list-item>
        <text:list-item>
          <text:p text:style-name="P8">Keine der Varianten möglich? Kontaktiere dein Globetrotter-Reisebüro zu den Öffnungszeiten.</text:p>
        </text:list-item>
      </text:list>
      <text:h text:style-name="P2" text:outline-level="3">Lässt sich dein Problem auch «morgen» lösen?</text:h>
      <text:p text:style-name="P7">Kontaktiere bitte deine Globetrotter-Reiseberater*in. Wir sind während den Reisebüro-Öffnungszeiten für dich d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Slab" svg:font-family="'Roboto Slab',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3:41:11.368112580</meta:creation-date>
    <dc:date>2022-11-25T13:42:07.558575735</dc:date>
    <meta:editing-duration>PT56S</meta:editing-duration>
    <meta:editing-cycles>1</meta:editing-cycles>
    <meta:document-statistic meta:table-count="0" meta:image-count="0" meta:object-count="0" meta:page-count="1" meta:paragraph-count="8" meta:word-count="118" meta:character-count="867" meta:non-whitespace-character-count="760"/>
    <meta:generator>LibreOffice/7.3.7.2$Linux_X86_64 LibreOffice_project/30$Build-2</meta:generator>
  </office:meta>
</office:document-meta>
</file>